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9472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4807in" fo:break-before="auto" style:use-optimal-row-height="true"/>
    </style:style>
    <style:style style:name="ro7" style:family="table-row">
      <style:table-row-properties style:row-height="1.102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5181in" fo:break-before="auto" style:use-optimal-row-height="false"/>
    </style:style>
    <style:style style:name="ro10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4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9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9" office:value-type="string" calcext:value-type="string">
            <text:p>IN7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4.6378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RELE1_UPR</text:p>
          </table:table-cell>
          <table:table-cell table:style-name="ce29" office:value-type="string" calcext:value-type="string">
            <text:p>IN6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5.585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AMP_UPR</text:p>
          </table:table-cell>
          <table:table-cell table:style-name="ce29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9768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9" office:value-type="string" calcext:value-type="string">
            <text:p>IN4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IN3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29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office:annotation draw:style-name="gr1" draw:text-style-name="P2" svg:width="1.1413in" svg:height="0.7083in" svg:x="3.5126in" svg:y="13.6626in" draw:caption-point-x="-0.2402in" draw:caption-point-y="0.5945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9" office:value-type="string" calcext:value-type="string">
            <text:p>IN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8406in" draw:caption-point-x="-0.2402in" draw:caption-point-y="0.5945in">
              <dc:date>2022-02-28T00:00:00</dc:date>
              <text:p text:style-name="P3">Вывод не задействован</text:p>
              <text:p text:style-name="P3">Код остается от SC2</text:p>
            </office:annotation>
            <text:p>-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4.3209in" draw:caption-point-x="-0.2402in" draw:caption-point-y="0.5945in">
              <dc:date>2022-02-28T00:00:00</dc:date>
              <text:p text:style-name="P3">Вывод не задействован</text:p>
              <text:p text:style-name="P3">Код остается от SC2</text:p>
            </office:annotation>
            <text:p>-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4.8016in" draw:caption-point-x="-0.2402in" draw:caption-point-y="0.5945in">
              <dc:date>2022-02-28T00:00:00</dc:date>
              <text:p text:style-name="P3">Вывод не задействован</text:p>
              <text:p text:style-name="P3">Код остается от SC2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85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25.878in" draw:caption-point-x="-0.2402in" draw:caption-point-y="0.5945in">
              <dc:date>2022-02-28T00:00:00</dc:date>
              <text:p text:style-name="P3">Вывод не задействован</text:p>
              <text:p text:style-name="P3">Код остается от SC2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29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29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29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29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29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29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29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29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1.7126in" draw:caption-point-x="-0.2402in" draw:caption-point-y="0.5945in">
              <dc:date>2022-02-28T00:00:00</dc:date>
              <text:p text:style-name="P3">Вывод не задействован</text:p>
              <text:p text:style-name="P3">Код остается от SC2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86" office:value-type="string" calcext:value-type="string"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LINE_OUT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3941in" draw:caption-point-x="-0.2402in" draw:caption-point-y="0.5945in">
              <dc:date>2022-02-28T00:00:00</dc:date>
              <text:p text:style-name="P3">Вывод не задействован</text:p>
              <text:p text:style-name="P3">Код остается от SC2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5717in" draw:caption-point-x="-0.2402in" draw:caption-point-y="0.5945in">
              <dc:date>2022-02-28T00:00:00</dc:date>
              <text:p text:style-name="P3">Вывод не задействован</text:p>
              <text:p text:style-name="P3">Код остается от SC2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7496in" draw:caption-point-x="-0.2402in" draw:caption-point-y="0.5945in">
              <dc:date>2022-02-28T00:00:00</dc:date>
              <text:p text:style-name="P3">Вывод не задействован</text:p>
              <text:p text:style-name="P3">Код остается от SC2</text:p>
            </office:annotation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0:19:20.7679414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28T18:22:03.114482315</dc:date>
    <meta:editing-duration>PT8H7M19S</meta:editing-duration>
    <meta:editing-cycles>87</meta:editing-cycles>
    <meta:document-statistic meta:table-count="1" meta:cell-count="709" meta:object-count="0"/>
  </office:meta>
</office:document-meta>
</file>